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</office:automatic-styles>
  <office:body>
    <office:text>
      <text:h text:style-name="Heading_20_1" text:outline-level="1">Enoncé</text:h>
      <text:p text:style-name="First_20_paragraph">Récupérez le fichier "exam_DB.sqlite" et chargez le dans SQLiteMan. Vous verrez les 4 tables utilisées dans cet examen. Reprenez l'énoncé de l'examen dans un éditeur de texte de votre choix, et recopiez les requêtes SQL permettant de répondre à la question, sous chacune des questions. Remettez ensuite ce fichier dans le devoir "Examen de fin de semestre" sur le site Moodle du cours: http://moodle.univ-lille3.fr/course/view.php?id=4904</text:p>
      <text:p text:style-name="Text_20_body">Si vous rencontrez des difficultés, envoyez le fichier réponse par email <text:span text:style-name="T1">freddy.limpens@univ-lille3.fr</text:span></text:p>
      <text:h text:style-name="Heading_20_1" text:outline-level="1">Présentation des tables</text:h>
      <text:h text:style-name="Heading_20_2" text:outline-level="2">1 "isf_france"</text:h>
      <text:p text:style-name="First_20_paragraph">visible à l'adresse https://github.com/freddylimpens/IntroBD-DataJournalism/blob/master/exam/isf_france_2009.csv Base de données ISF (Impôt de Solidarité sur la Fortune) - Pour l'ANNEE 2009 - pour les Villes de plus de 20 000 habitants ayant plus de 50 redevables à l'ISF</text:p>
      <text:h text:style-name="Heading_20_2" text:outline-level="2">2 "idh_npdc"</text:h>
      <text:p text:style-name="First_20_paragraph">visible à l'adresse https://github.com/freddylimpens/IntroBD-DataJournalism/blob/master/exam/idh_npdc_2009.csv Indice de Développement Humain calculé (année 2009) pour les communes de la région Nord - Pas de Calais</text:p>
      <text:h text:style-name="Heading_20_2" text:outline-level="2">3 "population"</text:h>
      <text:p text:style-name="First_20_paragraph">https://github.com/freddylimpens/IntroBD-DataJournalism/blob/master/exam/population_france.csv Population des communes de France de plus de 20 000 habitants (2009)</text:p>
      <text:h text:style-name="Heading_20_2" text:outline-level="2">4 Fusion des tables "population" et "isf_france"</text:h>
      <text:p text:style-name="First_20_paragraph">https://github.com/freddylimpens/IntroBD-DataJournalism/blob/master/exam/isf_population.csv Avec les champs: - commune - nb_redevables - population</text:p>
      <text:h text:style-name="Heading_20_1" text:outline-level="1">1. Exercices sur la table "isf_france"</text:h>
      <text:h text:style-name="Heading_20_2" text:outline-level="2">1</text:h>
      <text:p text:style-name="First_20_paragraph">Donner le nombre de communes concernées par cette table</text:p>
      <text:h text:style-name="Heading_20_2" text:outline-level="2">2</text:h>
      <text:p text:style-name="First_20_paragraph">Donner la liste des communes ayant un nombre de contribuables ISF supérieur à 1000 personnes</text:p>
      <text:h text:style-name="Heading_20_2" text:outline-level="2">3</text:h>
      <text:p text:style-name="First_20_paragraph">Donner la liste des communes, et la patrimoine moyen des contribuables à l'ISF dont le patrimoine moyen est supérieur à 2,000,000 €?</text:p>
      <text:h text:style-name="Heading_20_2" text:outline-level="2">4</text:h>
      <text:p text:style-name="First_20_paragraph">Donner la liste des communes dont le nombre de redevables est inférieur à 1000 et le patrimoine moyen supérieur à 2500000€?</text:p>
      <text:h text:style-name="Heading_20_2" text:outline-level="2">5</text:h>
      <text:p text:style-name="First_20_paragraph">Même question, mais en classant les villes par patrimoine moyen en ordre décroissant</text:p>
      <text:h text:style-name="Heading_20_2" text:outline-level="2">6</text:h>
      <text:p text:style-name="First_20_paragraph">le mot clé LIMIT ajouté à la fin d'une requête permet de limiter le nombre de résultat. En ajoutant par exemple LIMIT 10 aux requêtes précédentes, vous limiterez le nombre de communes résultantes à 10 Fort de cette nouvelle connaissance, donner la liste des 20 communes les plus "riches", c'est à dire avec les patrimoines moyens les plus élevés.</text:p>
      <text:h text:style-name="Heading_20_2" text:outline-level="2">7</text:h>
      <text:p text:style-name="First_20_paragraph">Même question, mais en excluant la ville de PARIS</text:p>
      <text:h text:style-name="Heading_20_2" text:outline-level="2">8</text:h>
      <text:p text:style-name="First_20_paragraph">Donner le nombre de villes comprenant des redevables à l'ISF dans le département du NORD;</text:p>
      <text:h text:style-name="Heading_20_2" text:outline-level="2">9</text:h>
      <text:p text:style-name="First_20_paragraph">Idem, mais dans le département du PAS DE CALAIS;</text:p>
      <text:h text:style-name="Heading_20_2" text:outline-level="2">10</text:h>
      <text:p text:style-name="First_20_paragraph">Effacer de cette table les valeurs pour la région "Centre"</text:p>
      <text:h text:style-name="Heading_20_2" text:outline-level="2">11</text:h>
      <text:p text:style-name="First_20_paragraph">Proposer une requête pour vérifier que les valeurs ont bien été effacées</text:p>
      <text:h text:style-name="Heading_20_1" text:outline-level="1">Table Indice de développement humain "idh_npdc"</text:h>
      <text:h text:style-name="Heading_20_2" text:outline-level="2">12</text:h>
      <text:p text:style-name="First_20_paragraph">Donner les 30 premières villes classées par idh du plus au moins élevé</text:p>
      <text:h text:style-name="Heading_20_2" text:outline-level="2">13</text:h>
      <text:p text:style-name="First_20_paragraph">Donner l'idh et le nom de commune pour les villes suivantes: Lille, Tourcoing, Roubaix, Croix, La Madeleine</text:p>
      <text:h text:style-name="Heading_20_2" text:outline-level="2">14</text:h>
      <text:p text:style-name="First_20_paragraph">créez une table nommée mon_idh et contenant 2 colonnes, une pour le nom des communes, l'autre pour la valeur de l'idh (nombre à virgule)</text:p>
      <text:h text:style-name="Heading_20_2" text:outline-level="2">15</text:h>
      <text:p text:style-name="First_20_paragraph">Insérez dans cette table les valeurs relevées ci-dessus pour les villes de Lille, Tourcoing, Roubaix, Croix, La Madeleine</text:p>
      <text:h text:style-name="Heading_20_2" text:outline-level="2">16</text:h>
      <text:p text:style-name="First_20_paragraph">Donner les villes qui ont un idh supérieur à 0.750</text:p>
      <text:h text:style-name="Heading_20_2" text:outline-level="2">17</text:h>
      <text:p text:style-name="First_20_paragraph">Parmis ces villes, combien sont situées dnas le département du Nord ? Indice: vous pouvez soit considérer le code postal comme un nombre (compris entre 59000 et 59999) ou une chaine de charactère commençant par '59'.</text:p>
      <text:h text:style-name="Heading_20_2" text:outline-level="2">18</text:h>
      <text:p text:style-name="First_20_paragraph">Combien dans le département du Pas de Calais</text:p>
      <text:h text:style-name="Heading_20_1" text:outline-level="1">Table population</text:h>
      <text:h text:style-name="Heading_20_1" text:outline-level="1">19</text:h>
      <text:p text:style-name="First_20_paragraph">Donner le nom de commune, la population pour les villes de plus de 20 000 habitants du Nord et du Pas de Calais. Ordonnez par nombre d'habitants, dans l'ordre décroissant</text:p>
      <text:h text:style-name="Heading_20_2" text:outline-level="2">20</text:h>
      <text:p text:style-name="First_20_paragraph">Combien y'a t-il de ville de plus de 100 000 habitants en France ?</text:p>
      <text:h text:style-name="Heading_20_2" text:outline-level="2">21</text:h>
      <text:p text:style-name="First_20_paragraph">Combien de villes de plus de 100 000 habitants dans la région Nord - PAs de Calais ?</text:p>
      <text:h text:style-name="Heading_20_1" text:outline-level="1">Fusions</text:h>
      <text:h text:style-name="Heading_20_2" text:outline-level="2">22</text:h>
      <text:p text:style-name="First_20_paragraph">Proposez une fusion entre la table Indice de développement humain "idh_npdc" et la table "population"</text:p>
      <text:h text:style-name="Heading_20_2" text:outline-level="2">23</text:h>
      <text:p text:style-name="First_20_paragraph">Sur la base de cette fusion, proposer un classement des villes du Nord Pas de Calais de plus de 30000 habitants, classées apr idh descendant (indice: écrivez les contraintes de filtrage et d'ordre <text:span text:style-name="T2">après</text:span> les règles de fusion)</text:p>
      <text:h text:style-name="Heading_20_2" text:outline-level="2">24</text:h>
      <text:p text:style-name="First_20_paragraph">Proposer une requête pour faire la fusion entre la table "isf_france" et la table "population". L'objectif de cette fusion est d'obtenir une table comportant les colonnes suivantes: - nom de la commune - nombre de redevables à l'ISF - population de la commune</text:p>
      <text:h text:style-name="Heading_20_2" text:outline-level="2">25</text:h>
      <text:p text:style-name="First_20_paragraph">Suite à cette requête, vous avez exporté ce nouveau tableau en CSV et l'avez ré-importé en SQL ici même dans la table nommée "isf_population" qui vous est proposée ici.A l'aide de cette nouvelle table, Proposez maintenant un classement des 20 villes ayant le pourcentage de redevables à l'ISF le plus élevé. <text:span text:style-name="T3">Indice</text:span><text:span text:style-name="T4"> </text:span><text:span text:style-name="T5">1</text:span>: pour calculer le pourcentage faites:</text:p>
      <text:p text:style-name="P1">(isf_france.nb_redevables*100.0 / population.population)</text:p>
      <text:p text:style-name="First_20_paragraph"><text:span text:style-name="T6">Indice</text:span><text:span text:style-name="T7"> </text:span><text:span text:style-name="T8">2</text:span> : utiliser un alias à ce calcul pour ordonner les résultats selon cette nouvelle variable ainsi créée</text:p>
      <text:h text:style-name="Heading_20_2" text:outline-level="2">26</text:h>
      <text:p text:style-name="First_20_paragraph"><text:span text:style-name="T9">Comparaison</text:span><text:span text:style-name="T10"> </text:span><text:span text:style-name="T11">des</text:span><text:span text:style-name="T12"> </text:span><text:span text:style-name="T13">3</text:span><text:span text:style-name="T14"> </text:span><text:span text:style-name="T15">dimensions</text:span><text:span text:style-name="T16"> </text:span><text:span text:style-name="T17">:</text:span><text:span text:style-name="T18"> </text:span><text:span text:style-name="T19">Isf,</text:span><text:span text:style-name="T20"> </text:span><text:span text:style-name="T21">Idh</text:span><text:span text:style-name="T22"> </text:span><text:span text:style-name="T23">et</text:span><text:span text:style-name="T24"> </text:span><text:span text:style-name="T25">population</text:span> A l'aide de cette nouvelle table "isf_population", faites une fusion avec la table "idh_npdc" et ordonnez les villes avec le même calcul (adapté à la requête de fusion) de pourcentage de redevables à l'IS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